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1.8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fce4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8</text:p>
          </table:table-cell>
          <table:table-cell table:style-name="ce1" office:value-type="string" calcext:value-type="string">
            <text:p>10_D.v1.l1.ds1.l_combo0.ds_combo1.idays30.odays1</text:p>
          </table:table-cell>
          <table:table-cell table:style-name="ce1" office:value-type="float" office:value="0.945288777351379" calcext:value-type="float">
            <text:p>0.9452887773513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2:.E5])" office:value-type="float" office:value="0.920807152986527" calcext:value-type="float">
            <text:p>0.920807152986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I_exp8</text:p>
          </table:table-cell>
          <table:table-cell table:style-name="ce1" office:value-type="string" calcext:value-type="string">
            <text:p>10_I.v1.l1.ds1.l_combo0.ds_combo2.idays30.odays1</text:p>
          </table:table-cell>
          <table:table-cell table:style-name="ce1" office:value-type="float" office:value="0.90577507019043" calcext:value-type="float">
            <text:p>0.905775070190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I_exp64</text:p>
          </table:table-cell>
          <table:table-cell table:style-name="ce1" office:value-type="string" calcext:value-type="string">
            <text:p>10_I.v1.l1.ds1.l_combo0.ds_combo3.idays60.odays1</text:p>
          </table:table-cell>
          <table:table-cell table:style-name="ce1" office:value-type="float" office:value="0.911042928695679" calcext:value-type="float">
            <text:p>0.9110429286956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0.ds_combo4.idays60.odays7</text:p>
          </table:table-cell>
          <table:table-cell table:style-name="ce1" office:value-type="float" office:value="0.921121835708618" calcext:value-type="float">
            <text:p>0.9211218357086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.ds_combo1.idays60.odays7</text:p>
          </table:table-cell>
          <table:table-cell office:value-type="float" office:value="0.943461358547211" calcext:value-type="float">
            <text:p>0.9434613585472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6:.E9])" office:value-type="float" office:value="0.912002995610237" calcext:value-type="float">
            <text:p>0.912002995610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8</text:p>
          </table:table-cell>
          <table:table-cell office:value-type="string" calcext:value-type="string">
            <text:p>10_D.v1.l1.ds1.l_combo1.ds_combo2.idays60.odays7</text:p>
          </table:table-cell>
          <table:table-cell office:value-type="float" office:value="0.876564502716064" calcext:value-type="float">
            <text:p>0.8765645027160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1.ds_combo3.idays60.odays7</text:p>
          </table:table-cell>
          <table:table-cell office:value-type="float" office:value="0.903691828250885" calcext:value-type="float">
            <text:p>0.9036918282508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.ds_combo4.idays30.odays7</text:p>
          </table:table-cell>
          <table:table-cell office:value-type="float" office:value="0.924294292926788" calcext:value-type="float">
            <text:p>0.9242942929267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2.ds_combo1.idays60.odays1</text:p>
          </table:table-cell>
          <table:table-cell table:style-name="ce1" office:value-type="float" office:value="0.956923067569733" calcext:value-type="float">
            <text:p>0.9569230675697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10:.E13])" office:value-type="float" office:value="0.923916384577751" calcext:value-type="float">
            <text:p>0.9239163845777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2.ds_combo2.idays60.odays7</text:p>
          </table:table-cell>
          <table:table-cell table:style-name="ce1" office:value-type="float" office:value="0.883156955242157" calcext:value-type="float">
            <text:p>0.8831569552421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I_exp64</text:p>
          </table:table-cell>
          <table:table-cell table:style-name="ce1" office:value-type="string" calcext:value-type="string">
            <text:p>10_I.v1.l1.ds1.l_combo2.ds_combo3.idays30.odays7</text:p>
          </table:table-cell>
          <table:table-cell table:style-name="ce1" office:value-type="float" office:value="0.930100500583649" calcext:value-type="float">
            <text:p>0.9301005005836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2.ds_combo4.idays60.odays7</text:p>
          </table:table-cell>
          <table:table-cell table:style-name="ce1" office:value-type="float" office:value="0.925485014915466" calcext:value-type="float">
            <text:p>0.9254850149154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3.ds_combo1.idays60.odays1</text:p>
          </table:table-cell>
          <table:table-cell office:value-type="float" office:value="0.9375" calcext:value-type="float">
            <text:p>0.93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14:.E17])" office:value-type="float" office:value="0.88637612760067" calcext:value-type="float">
            <text:p>0.88637612760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3.ds_combo2.idays30.odays7</text:p>
          </table:table-cell>
          <table:table-cell office:value-type="float" office:value="0.808259606361389" calcext:value-type="float">
            <text:p>0.8082596063613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_I_exp64</text:p>
          </table:table-cell>
          <table:table-cell office:value-type="string" calcext:value-type="string">
            <text:p>10_I.v1.l1.ds1.l_combo3.ds_combo3.idays60.odays7</text:p>
          </table:table-cell>
          <table:table-cell office:value-type="float" office:value="0.911564648151398" calcext:value-type="float">
            <text:p>0.9115646481513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3.ds_combo4.idays60.odays7</text:p>
          </table:table-cell>
          <table:table-cell office:value-type="float" office:value="0.888180255889893" calcext:value-type="float">
            <text:p>0.8881802558898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4.ds_combo1.idays60.odays7</text:p>
          </table:table-cell>
          <table:table-cell table:style-name="ce1" office:value-type="float" office:value="0.919829428195953" calcext:value-type="float">
            <text:p>0.9198294281959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18:.E21])" office:value-type="float" office:value="0.870792388916016" calcext:value-type="float">
            <text:p>0.870792388916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I_exp8</text:p>
          </table:table-cell>
          <table:table-cell table:style-name="ce1" office:value-type="string" calcext:value-type="string">
            <text:p>10_I.v1.l1.ds1.l_combo4.ds_combo2.idays30.odays1</text:p>
          </table:table-cell>
          <table:table-cell table:style-name="ce1" office:value-type="float" office:value="0.760355055332184" calcext:value-type="float">
            <text:p>0.7603550553321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4.ds_combo3.idays60.odays7</text:p>
          </table:table-cell>
          <table:table-cell table:style-name="ce1" office:value-type="float" office:value="0.909594893455505" calcext:value-type="float">
            <text:p>0.9095948934555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4.ds_combo4.idays60.odays7</text:p>
          </table:table-cell>
          <table:table-cell table:style-name="ce1" office:value-type="float" office:value="0.89339017868042" calcext:value-type="float">
            <text:p>0.893390178680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5.ds_combo1.idays30.odays1</text:p>
          </table:table-cell>
          <table:table-cell office:value-type="float" office:value="0.958702087402344" calcext:value-type="float">
            <text:p>0.9587020874023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22:.E25])" office:value-type="float" office:value="0.939376577734947" calcext:value-type="float">
            <text:p>0.939376577734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5.ds_combo2.idays60.odays1</text:p>
          </table:table-cell>
          <table:table-cell office:value-type="float" office:value="0.93154764175415" calcext:value-type="float">
            <text:p>0.931547641754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8</text:p>
          </table:table-cell>
          <table:table-cell office:value-type="string" calcext:value-type="string">
            <text:p>10_D.v1.l1.ds1.l_combo5.ds_combo3.idays30.odays1</text:p>
          </table:table-cell>
          <table:table-cell office:value-type="float" office:value="0.929203510284424" calcext:value-type="float">
            <text:p>0.9292035102844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5.ds_combo4.idays30.odays1</text:p>
          </table:table-cell>
          <table:table-cell office:value-type="float" office:value="0.938053071498871" calcext:value-type="float">
            <text:p>0.9380530714988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32</text:p>
          </table:table-cell>
          <table:table-cell table:style-name="ce1" office:value-type="string" calcext:value-type="string">
            <text:p>10_D.v1.l1.ds1.l_combo6.ds_combo1.idays30.odays1</text:p>
          </table:table-cell>
          <table:table-cell table:style-name="ce1" office:value-type="float" office:value="0.932352960109711" calcext:value-type="float">
            <text:p>0.9323529601097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26:.E27])" office:value-type="float" office:value="0.873529434204102" calcext:value-type="float">
            <text:p>0.873529434204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8</text:p>
          </table:table-cell>
          <table:table-cell table:style-name="ce1" office:value-type="string" calcext:value-type="string">
            <text:p>10_D.v1.l1.ds1.l_combo6.ds_combo2.idays30.odays1</text:p>
          </table:table-cell>
          <table:table-cell table:style-name="ce1" office:value-type="float" office:value="0.814705908298492" calcext:value-type="float">
            <text:p>0.8147059082984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7.ds_combo1.idays60.odays1</text:p>
          </table:table-cell>
          <table:table-cell office:value-type="float" office:value="0.93461537361145" calcext:value-type="float">
            <text:p>0.934615373611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28:.E31])" office:value-type="float" office:value="0.869605243206024" calcext:value-type="float">
            <text:p>0.869605243206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7.ds_combo2.idays60.odays7</text:p>
          </table:table-cell>
          <table:table-cell office:value-type="float" office:value="0.812087893486023" calcext:value-type="float">
            <text:p>0.81208789348602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7.ds_combo3.idays30.odays7</text:p>
          </table:table-cell>
          <table:table-cell office:value-type="float" office:value="0.870179235935211" calcext:value-type="float">
            <text:p>0.8701792359352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32</text:p>
          </table:table-cell>
          <table:table-cell office:value-type="string" calcext:value-type="string">
            <text:p>10_D.v1.l1.ds1.l_combo7.ds_combo4.idays60.odays7</text:p>
          </table:table-cell>
          <table:table-cell office:value-type="float" office:value="0.861538469791412" calcext:value-type="float">
            <text:p>0.8615384697914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I_exp32</text:p>
          </table:table-cell>
          <table:table-cell table:style-name="ce1" office:value-type="string" calcext:value-type="string">
            <text:p>10_I.v1.l1.ds1.l_combo8.ds_combo1.idays30.odays1</text:p>
          </table:table-cell>
          <table:table-cell table:style-name="ce1" office:value-type="float" office:value="0.9375" calcext:value-type="float">
            <text:p>0.9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32:.E35])" office:value-type="float" office:value="0.883070170879364" calcext:value-type="float">
            <text:p>0.883070170879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32</text:p>
          </table:table-cell>
          <table:table-cell table:style-name="ce1" office:value-type="string" calcext:value-type="string">
            <text:p>10_D.v1.l1.ds1.l_combo8.ds_combo2.idays60.odays7</text:p>
          </table:table-cell>
          <table:table-cell table:style-name="ce1" office:value-type="float" office:value="0.78163880109787" calcext:value-type="float">
            <text:p>0.7816388010978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32</text:p>
          </table:table-cell>
          <table:table-cell table:style-name="ce1" office:value-type="string" calcext:value-type="string">
            <text:p>10_D.v1.l1.ds1.l_combo8.ds_combo3.idays60.odays7</text:p>
          </table:table-cell>
          <table:table-cell table:style-name="ce1" office:value-type="float" office:value="0.910505831241608" calcext:value-type="float">
            <text:p>0.9105058312416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8.ds_combo4.idays30.odays7</text:p>
          </table:table-cell>
          <table:table-cell table:style-name="ce1" office:value-type="float" office:value="0.902636051177978" calcext:value-type="float">
            <text:p>0.9026360511779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I_exp32</text:p>
          </table:table-cell>
          <table:table-cell office:value-type="string" calcext:value-type="string">
            <text:p>10_I.v1.l1.ds1.l_combo9.ds_combo1.idays60.odays1</text:p>
          </table:table-cell>
          <table:table-cell office:value-type="float" office:value="0.904761910438538" calcext:value-type="float">
            <text:p>0.9047619104385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E36:.E39])" office:value-type="float" office:value="0.848226383328438" calcext:value-type="float">
            <text:p>0.848226383328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9.ds_combo2.idays60.odays1</text:p>
          </table:table-cell>
          <table:table-cell office:value-type="float" office:value="0.764880955219269" calcext:value-type="float">
            <text:p>0.7648809552192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9.ds_combo3.idays60.odays1</text:p>
          </table:table-cell>
          <table:table-cell office:value-type="float" office:value="0.865269482135773" calcext:value-type="float">
            <text:p>0.8652694821357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9.ds_combo4.idays30.odays7</text:p>
          </table:table-cell>
          <table:table-cell office:value-type="float" office:value="0.857993185520172" calcext:value-type="float">
            <text:p>0.857993185520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I_exp64</text:p>
          </table:table-cell>
          <table:table-cell table:style-name="ce1" office:value-type="string" calcext:value-type="string">
            <text:p>10_I.v1.l1.ds1.l_combo10.ds_combo1.idays60.odays1</text:p>
          </table:table-cell>
          <table:table-cell table:style-name="ce1" office:value-type="float" office:value="0.916666686534882" calcext:value-type="float">
            <text:p>0.9166666865348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40:.E43])" office:value-type="float" office:value="0.874595522880554" calcext:value-type="float">
            <text:p>0.874595522880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32</text:p>
          </table:table-cell>
          <table:table-cell table:style-name="ce1" office:value-type="string" calcext:value-type="string">
            <text:p>10_D.v1.l1.ds1.l_combo10.ds_combo2.idays60.odays7</text:p>
          </table:table-cell>
          <table:table-cell table:style-name="ce1" office:value-type="float" office:value="0.771287798881531" calcext:value-type="float">
            <text:p>0.7712877988815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32</text:p>
          </table:table-cell>
          <table:table-cell table:style-name="ce1" office:value-type="string" calcext:value-type="string">
            <text:p>10_D.v1.l1.ds1.l_combo10.ds_combo3.idays60.odays1</text:p>
          </table:table-cell>
          <table:table-cell table:style-name="ce1" office:value-type="float" office:value="0.911764681339264" calcext:value-type="float">
            <text:p>0.9117646813392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0.ds_combo4.idays60.odays7</text:p>
          </table:table-cell>
          <table:table-cell table:style-name="ce1" office:value-type="float" office:value="0.898662924766541" calcext:value-type="float">
            <text:p>0.8986629247665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1.ds_combo1.idays30.odays1</text:p>
          </table:table-cell>
          <table:table-cell office:value-type="float" office:value="0.935691297054291" calcext:value-type="float">
            <text:p>0.93569129705429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44:.E47])" office:value-type="float" office:value="0.868061676621437" calcext:value-type="float">
            <text:p>0.8680616766214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8</text:p>
          </table:table-cell>
          <table:table-cell office:value-type="string" calcext:value-type="string">
            <text:p>10_D.v1.l1.ds1.l_combo11.ds_combo2.idays60.odays7</text:p>
          </table:table-cell>
          <table:table-cell office:value-type="float" office:value="0.765769958496094" calcext:value-type="float">
            <text:p>0.7657699584960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1.ds_combo3.idays30.odays7</text:p>
          </table:table-cell>
          <table:table-cell office:value-type="float" office:value="0.906293034553528" calcext:value-type="float">
            <text:p>0.9062930345535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1.ds_combo4.idays30.odays7</text:p>
          </table:table-cell>
          <table:table-cell office:value-type="float" office:value="0.864492416381836" calcext:value-type="float">
            <text:p>0.8644924163818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2.ds_combo1.idays30.odays1</text:p>
          </table:table-cell>
          <table:table-cell table:style-name="ce1" office:value-type="float" office:value="0.920354008674622" calcext:value-type="float">
            <text:p>0.9203540086746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48:.E51])" office:value-type="float" office:value="0.871834769845009" calcext:value-type="float">
            <text:p>0.871834769845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8</text:p>
          </table:table-cell>
          <table:table-cell table:style-name="ce1" office:value-type="string" calcext:value-type="string">
            <text:p>10_D.v1.l1.ds1.l_combo12.ds_combo2.idays30.odays1</text:p>
          </table:table-cell>
          <table:table-cell table:style-name="ce1" office:value-type="float" office:value="0.787610590457916" calcext:value-type="float">
            <text:p>0.7876105904579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2.ds_combo3.idays30.odays7</text:p>
          </table:table-cell>
          <table:table-cell table:style-name="ce1" office:value-type="float" office:value="0.900253593921661" calcext:value-type="float">
            <text:p>0.9002535939216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2.ds_combo4.idays30.odays7</text:p>
          </table:table-cell>
          <table:table-cell table:style-name="ce1" office:value-type="float" office:value="0.879120886325836" calcext:value-type="float">
            <text:p>0.8791208863258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3.ds_combo1.idays60.odays7</text:p>
          </table:table-cell>
          <table:table-cell office:value-type="float" office:value="0.920682311058044" calcext:value-type="float">
            <text:p>0.9206823110580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E52:.E55])" office:value-type="float" office:value="0.873978689312935" calcext:value-type="float">
            <text:p>0.873978689312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3.ds_combo2.idays30.odays1</text:p>
          </table:table-cell>
          <table:table-cell office:value-type="float" office:value="0.781065106391907" calcext:value-type="float">
            <text:p>0.7810651063919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3.ds_combo3.idays30.odays7</text:p>
          </table:table-cell>
          <table:table-cell office:value-type="float" office:value="0.89814031124115" calcext:value-type="float">
            <text:p>0.898140311241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office:value-type="string" calcext:value-type="string">
            <text:p>10_D.v1.l1.ds1.l_combo13.ds_combo4.idays30.odays7</text:p>
          </table:table-cell>
          <table:table-cell office:value-type="float" office:value="0.896027028560638" calcext:value-type="float">
            <text:p>0.8960270285606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4.ds_combo1.idays30.odays1</text:p>
          </table:table-cell>
          <table:table-cell table:style-name="ce1" office:value-type="float" office:value="0.914454281330108" calcext:value-type="float">
            <text:p>0.914454281330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E56:.E59])" office:value-type="float" office:value="0.876587972044945" calcext:value-type="float">
            <text:p>0.876587972044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I_exp64</text:p>
          </table:table-cell>
          <table:table-cell table:style-name="ce1" office:value-type="string" calcext:value-type="string">
            <text:p>10_I.v1.l1.ds1.l_combo14.ds_combo2.idays60.odays7</text:p>
          </table:table-cell>
          <table:table-cell table:style-name="ce1" office:value-type="float" office:value="0.809808075428009" calcext:value-type="float">
            <text:p>0.809808075428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I_exp8</text:p>
          </table:table-cell>
          <table:table-cell table:style-name="ce1" office:value-type="string" calcext:value-type="string">
            <text:p>10_I.v1.l1.ds1.l_combo14.ds_combo3.idays60.odays7</text:p>
          </table:table-cell>
          <table:table-cell table:style-name="ce1" office:value-type="float" office:value="0.892537295818329" calcext:value-type="float">
            <text:p>0.8925372958183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D_exp64</text:p>
          </table:table-cell>
          <table:table-cell table:style-name="ce1" office:value-type="string" calcext:value-type="string">
            <text:p>10_D.v1.l1.ds1.l_combo14.ds_combo4.idays60.odays7</text:p>
          </table:table-cell>
          <table:table-cell table:style-name="ce1" office:value-type="float" office:value="0.889552235603333" calcext:value-type="float">
            <text:p>0.8895522356033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AVERAGE([.H2:.H59])" office:value-type="float" office:value="0.886184099316597" calcext:value-type="float">
            <text:p>0.8861840993165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5"/>
          <table:table-cell table:formula="of:=MIN([.E2:.E59])" office:value-type="float" office:value="0.760355055332184" calcext:value-type="float">
            <text:p>0.760355055332184</text:p>
          </table:table-cell>
          <table:table-cell table:formula="of:=MAX([.E2:.E59])" office:value-type="float" office:value="0.958702087402344" calcext:value-type="float">
            <text:p>0.9587020874023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6:59:25.228287864</dc:date>
    <meta:editing-duration>PT34M40S</meta:editing-duration>
    <meta:editing-cycles>2</meta:editing-cycles>
    <meta:generator>LibreOffice/6.0.7.3$Linux_X86_64 LibreOffice_project/00m0$Build-3</meta:generator>
    <meta:document-statistic meta:table-count="1" meta:cell-count="434" meta:object-count="0"/>
  </office:meta>
</office:document-meta>
</file>